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style:font-name="Comic Sans MS"/>
    </style:style>
    <style:style style:name="T4" style:family="text">
      <style:text-properties style:font-name="Comic Sans MS" fo:font-size="10pt"/>
    </style:style>
    <style:style style:name="T5" style:family="text">
      <style:text-properties fo:font-size="18pt" fo:font-weight="bold"/>
    </style:style>
    <style:style style:name="T6" style:family="text">
      <style:text-properties fo:font-size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vender Sachets</text:p>
      <text:p text:style-name="Standard">Crystal Miller</text:p>
      <text:p text:style-name="Standard"><text:s/></text:p>
      <text:p text:style-name="Standard"/>
      <text:p text:style-name="Standard">Recently I have really been enjoying some fresh lavender buds that I purchased. They weren’t expensive and I have to say that 1 pound is a whole lot more than I expected! I originally bought the buds to grind up and add to a batch of lavender soap.  After that project was done I still had nearly the whole bag left! So one of the projects my youngest daughter and I have been making are lavender sachets. </text:p>
      <text:p text:style-name="Standard"/>
      <text:p text:style-name="Standard">They are easy to make and don’t require a lot of time. It is the perfect craft to sit down and do in a couple hours time. You can make them for yourself or make extras to add to gifts. I even thought this would make a good craft fair project too.</text:p>
      <text:p text:style-name="Standard"/>
      <text:p text:style-name="Standard">What you will need:</text:p>
      <text:p text:style-name="Standard"/>
      <text:p text:style-name="Standard">Lavender Buds ~I bought mine on-line they are not hard to find</text:p>
      <text:p text:style-name="Standard"/>
      <text:p text:style-name="Standard">Fabric for making the sachets ~ Now this is where you can be creative! You can use pretty fabrics you have on hand or you can put remnant pieces, you can use muslin or even tulle</text:p>
      <text:p text:style-name="Standard"/>
      <text:p text:style-name="Standard">Needle and thread</text:p>
      <text:p text:style-name="Standard"/>
      <text:p text:style-name="Standard">Ribbon to coordinate with your fabric</text:p>
      <text:p text:style-name="Standard"/>
      <text:p text:style-name="Standard">Cut your fabric into 8 to 10 inch circles. You can make your own pattern or use a dinner plate or anything round. The size is not real critical.  Make a few of different sizes and see what you like the best. </text:p>
      <text:p text:style-name="Standard"/>
      <text:p text:style-name="Standard">Lay about 2 tablespoons of lavender buds in the center of the circle. Gather the circle up and give it a little twist. Sew the sachet closed by going back and forth through the center of your little twist and then around once or twice. Tie off the thread.</text:p>
      <text:p text:style-name="Standard"/>
      <text:p text:style-name="Standard">Tie a bow out of coordinating ribbon around the sachet to hide the sewing and to make it look pretty!  </text:p>
      <text:p text:style-name="Standard"/>
      <text:p text:style-name="Standard">You are done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20:18:19.25</dc:date>
    <dc:creator>Crystal Miller</dc:creator>
    <meta:editing-duration>PT1H42M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4" meta:word-count="308" meta:character-count="1576"/>
  </office:meta>
</office:document-meta>
</file>